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Devanagari Medium" svg:font-family="'Noto Serif Devanagari Medium'"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14pt" fo:language="fr" fo:country="FR" officeooo:rsid="00178fd7" officeooo:paragraph-rsid="00178fd7" style:font-size-asian="12.25pt" style:font-size-complex="14pt"/>
    </style:style>
    <style:style style:name="P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officeooo:rsid="00178fd7" officeooo:paragraph-rsid="00178fd7" style:font-size-asian="12.25pt" style:font-size-complex="14pt"/>
    </style:style>
    <style:style style:name="P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officeooo:rsid="001968b7" officeooo:paragraph-rsid="001968b7" style:font-size-asian="12.25pt" style:font-size-complex="14pt"/>
    </style:style>
    <style:style style:name="P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fo:font-weight="bold" officeooo:rsid="00178fd7" officeooo:paragraph-rsid="00178fd7" style:font-size-asian="12.25pt" style:font-weight-asian="bold" style:font-size-complex="14pt" style:font-weight-complex="bold"/>
    </style:style>
    <style:style style:name="P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fo:font-weight="bold" officeooo:rsid="001fbbfd" officeooo:paragraph-rsid="001fbbfd" style:font-size-asian="12.25pt" style:font-weight-asian="bold" style:font-size-complex="14pt" style:font-weight-complex="bold"/>
    </style:style>
    <style:style style:name="P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fo:font-weight="normal" officeooo:rsid="001c2746" officeooo:paragraph-rsid="001c2746" style:font-size-asian="12.25pt" style:font-weight-asian="normal" style:font-size-complex="14pt" style:font-weight-complex="normal"/>
    </style:style>
    <style:style style:name="P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fo:font-weight="normal" officeooo:rsid="00178fd7" officeooo:paragraph-rsid="00178fd7" style:font-size-asian="12.25pt" style:font-weight-asian="normal" style:font-size-complex="14pt" style:font-weight-complex="normal"/>
    </style:style>
    <style:style style:name="P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fo:font-weight="normal" officeooo:rsid="001d7fce" officeooo:paragraph-rsid="001d7fce" style:font-size-asian="12.25pt" style:font-weight-asian="normal" style:font-size-complex="14pt" style:font-weight-complex="normal"/>
    </style:style>
    <style:style style:name="P1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4pt" fo:language="fr" fo:country="FR" fo:font-weight="normal" officeooo:rsid="001fec06" officeooo:paragraph-rsid="001fec06" style:font-size-asian="12.25pt" style:font-weight-asian="normal" style:font-size-complex="14pt" style:font-weight-complex="normal"/>
    </style:style>
    <style:style style:name="T1" style:family="text">
      <style:text-properties officeooo:rsid="00183973"/>
    </style:style>
    <style:style style:name="T2" style:family="text">
      <style:text-properties officeooo:rsid="00196790"/>
    </style:style>
    <style:style style:name="T3" style:family="text">
      <style:text-properties officeooo:rsid="001a502f"/>
    </style:style>
    <style:style style:name="T4" style:family="text">
      <style:text-properties officeooo:rsid="001d6cdc"/>
    </style:style>
    <style:style style:name="T5" style:family="text">
      <style:text-properties officeooo:rsid="001d7f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a Constitution de 1958</text:p>
      <text:p text:style-name="P3"/>
      <text:p text:style-name="P3">Parcours A</text:p>
      <text:p text:style-name="P3"/>
      <text:p text:style-name="P5">1. Dans quel contexte la Constitution de 1958 <text:span text:style-name="T2">a</text:span>-t-elle été adoptée ? <text:span text:style-name="T1">(doc 3 et 5)</text:span></text:p>
      <text:p text:style-name="P4">La constitution à été adopté par un référendum. <text:span text:style-name="T3">Beaucoup de gens critiquent les conditions dans lesquelles de G</text:span><text:span text:style-name="T5">au</text:span><text:span text:style-name="T3">lle est revenu aux pouvoirs, ils pensent que de G</text:span><text:span text:style-name="T5">au</text:span><text:span text:style-name="T3">lle a été porté au pouvoir par ses amis et que le fait qu’on ne puisse voter que pour un homme fait de ce référendum un plébiscite.</text:span></text:p>
      <text:p text:style-name="P3"/>
      <text:p text:style-name="P5">2. Comment la Constitution de 1958 renforce-t-elle le pouvoir exécutif ? <text:span text:style-name="T1">(doc 1 et 2)</text:span></text:p>
      <text:p text:style-name="P4">La constitution de 1958 donne au président le pouvoir de choisir le premier ministre et de nommer les autre membres du gouvernement, il peut aussi dissoudre l’assemblé nationale sous consultation du premier ministre et des présidents des assemblées, il est le chef des armée. Le président peut en période de crise prendre les mesures exigées par ces circonstances aprés consultation du premier ministre.</text:p>
      <text:p text:style-name="P3"/>
      <text:p text:style-name="P5">3. Pourquoi le rôle du président de la République fait-il débat ? <text:span text:style-name="T1">( doc 1, 4 et 5)</text:span></text:p>
      <text:p text:style-name="P7">Le rôle du président fait débat parce qu’il pourra imposer des loir par des plébiscites et les dissoudre a son grés. <text:span text:style-name="T4">Le constitution de 1958 fait que l’assemblé ne pourra rien contre de Ga</text:span><text:span text:style-name="T5">u</text:span><text:span text:style-name="T4">lle.</text:span></text:p>
      <text:p text:style-name="P8"/>
      <text:p text:style-name="P5">4. Par quels moyens le général de G<text:span text:style-name="T5">au</text:span>lle s’adresse-t-il aux Français ? <text:span text:style-name="T1">Doc (3 et 4)</text:span></text:p>
      <text:p text:style-name="P9">Le général de Gaulle s’addresse au peuple par allocution radiotélévisée et avec des affiches.</text:p>
      <text:p text:style-name="P9"/>
      <text:p text:style-name="P6">Synthétiser</text:p>
      <text:p text:style-name="P10">De gualle est revenu au pouvoir grâce a un referendum, il a été porté au pouvoir par le sedillon préparée par ses am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Devanagari Medium" svg:font-family="'Noto Serif Devanagari Medium'"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291in" fo:margin-right="0.775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1T10:02:22.880726857</meta:creation-date>
    <dc:date>2023-03-01T10:43:32.510689968</dc:date>
    <meta:editing-duration>PT41M4S</meta:editing-duration>
    <meta:editing-cycles>13</meta:editing-cycles>
    <meta:generator>LibreOffice/7.5.0.3$Linux_X86_64 LibreOffice_project/50$Build-3</meta:generator>
    <meta:document-statistic meta:table-count="0" meta:image-count="0" meta:object-count="0" meta:page-count="1" meta:paragraph-count="12" meta:word-count="259" meta:character-count="1478" meta:non-whitespace-character-count="1231"/>
  </office:meta>
</office:document-meta>
</file>